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Rubrik1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ui-provider" style:family="text">
      <style:text-properties fo:font-weight="bold" style:font-weight-asian="bold" style:font-weight-complex="bold"/>
    </style:style>
    <style:style style:name="T5" style:parent-style-name="ui-provider" style:family="text">
      <style:text-properties style:font-name="Consolas" fo:font-weight="bold" style:font-weight-asian="bold" style:font-weight-complex="bold"/>
    </style:style>
    <style:style style:name="P6" style:parent-style-name="Normal" style:family="paragraph">
      <style:paragraph-properties fo:break-before="page"/>
    </style:style>
    <style:style style:name="T7" style:parent-style-name="ui-provider" style:family="text">
      <style:text-properties fo:font-weight="bold" style:font-weight-asian="bold" style:font-weight-complex="bold"/>
    </style:style>
    <style:style style:name="P8" style:parent-style-name="Liststycke" style:family="paragraph"/>
    <style:style style:name="P9" style:parent-style-name="Liststycke" style:family="paragraph"/>
    <style:style style:name="T10" style:parent-style-name="ui-provider" style:family="text">
      <style:text-properties fo:font-weight="bold" style:font-weight-asian="bold" style:font-weight-complex="bold"/>
    </style:style>
    <style:style style:name="T11" style:parent-style-name="ui-provider" style:family="text">
      <style:text-properties fo:font-weight="bold" style:font-weight-asian="bold" style:font-weight-complex="bold"/>
    </style:style>
    <style:style style:name="T12" style:parent-style-name="ui-provider" style:family="text">
      <style:text-properties fo:font-weight="bold" style:font-weight-asian="bold" style:font-weight-complex="bold"/>
    </style:style>
    <style:style style:name="T13" style:parent-style-name="ui-provider" style:family="text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1">Brandväggar och VPN – Laboration 2/Demo – Fortinet Fortigate</text:h>
      <text:p text:style-name="Normal"/>
      <text:p text:style-name="P2">Bakgrund:</text:p>
      <text:p text:style-name="Normal">I den här laborationen ska vi bekanta oss med Fortinets Fortigate. Det är en ”FWNG” – alltså en brandvägg som _både_ kan användas som ”Stateful packet filter”<text:s/>(för att saker och ting ska gå fort) och en Application Level Proxy (Proxybrandvägg).</text:p>
      <text:p text:style-name="Normal">Den är utrustad med (för den här labben) – DPI-motor och det finns därför ett antal funktioner (som antivirus, IDS/IPS, Web content filtering etc.) som _kan_ användas vid<text:s/>policybygge.</text:p>
      <text:p text:style-name="Normal">I brandväggen finns nu även uppsatt ett exempel på en IPSEC-tunnel.</text:p>
      <text:p text:style-name="Normal">--</text:p>
      <text:p text:style-name="P3">Uppgift 1:</text:p>
      <text:p text:style-name="Normal">Du loggar in på brandväggens managementinterface genom att styra din webbrowser till</text:p>
      <text:p text:style-name="Normal"><text:a xlink:href="https://nackalabb-fgt-okwb35jum3bfc.swedencentral.cloudapp.azure.com" office:target-frame-name="_top" xlink:show="replace"><text:span text:style-name="Hyperlänk">https://nackalabb-fgt-okwb35jum3bfc.swedencentral.cloudapp.azure.com</text:span></text:a><text:span text:style-name="ui-provider"><text:s/></text:span><text:span text:style-name="ui-provider">eller<text:s/></text:span></text:p>
      <text:p text:style-name="Normal"><text:a xlink:href="https://4.223.64.167" office:target-frame-name="_top" xlink:show="replace"><text:span text:style-name="Hyperlänk">https://4.223.64.167</text:span></text:a></text:p>
      <text:p text:style-name="Normal"/>
      <text:p text:style-name="Normal"><text:span text:style-name="ui-provider">Där kommer du att mötas av en login-</text:span><text:span text:style-name="ui-provider">ruta.</text:span></text:p>
      <text:p text:style-name="Normal"><text:span text:style-name="ui-provider">Där loggar du in med användarnamnet<text:s/></text:span></text:p>
      <text:p text:style-name="Normal"><text:span text:style-name="T4">nacka_student</text:span></text:p>
      <text:p text:style-name="Normal"><text:span text:style-name="ui-provider">Och lösenordet</text:span></text:p>
      <text:p text:style-name="Normal"><text:span text:style-name="T5">8&amp;CFhYb&amp;K6o!F84x</text:span></text:p>
      <text:p text:style-name="Normal"><text:span text:style-name="ui-provider">-</text:span></text:p>
      <text:p text:style-name="P6"/>
      <text:p text:style-name="Normal"><text:span text:style-name="ui-provider">-</text:span></text:p>
      <text:p text:style-name="Normal"><text:span text:style-name="T7">Uppgift 2</text:span></text:p>
      <text:p text:style-name="Normal"/>
      <text:p text:style-name="Normal"><text:span text:style-name="ui-provider">Gå in under ”Network”-inställningarna. Kontrollera<text:s/></text:span></text:p>
      <text:list text:style-name="LFO1" text:continue-numbering="true">
        <text:list-item>
          <text:p text:style-name="P8"><text:span text:style-name="ui-provider">Vilka nät som anknutna till vilket fysiskt interface i brandväggen.</text:span></text:p>
        </text:list-item>
        <text:list-item>
          <text:p text:style-name="P9"><text:span text:style-name="ui-provider">Vilken IP-adress som är satt<text:s/></text:span><text:span text:style-name="ui-provider">för respektive interface (ben) i brandväggen.</text:span></text:p>
        </text:list-item>
      </text:list>
      <text:p text:style-name="Normal"/>
      <text:p text:style-name="Normal"><text:span text:style-name="ui-provider">På bilden i ”Network”-fliken syns inte porten för management-interfacet. Varför inte?</text:span></text:p>
      <text:p text:style-name="Normal"/>
      <text:p text:style-name="Normal"/>
      <text:p text:style-name="Normal"/>
      <text:p text:style-name="Normal"/>
      <text:p text:style-name="Normal"><text:span text:style-name="ui-provider">--</text:span></text:p>
      <text:p text:style-name="Normal"><text:span text:style-name="T10">Uppgift 3:</text:span></text:p>
      <text:p text:style-name="Normal"><text:span text:style-name="ui-provider">Gå in under ”policy and objects” och klicka upp ”firewall policy”. Öppna samtliga policies.</text:span></text:p>
      <text:p text:style-name="Normal"><text:span text:style-name="ui-provider">Två</text:span><text:span text:style-name="ui-provider"><text:s/>policies<text:s/></text:span><text:span text:style-name="ui-provider">innehåller ”demotestarprov”. Vad är det för ett objekt?</text:span></text:p>
      <text:p text:style-name="Normal"><text:span text:style-name="ui-provider">Den tredje policyn gäller trafik mellan ”utsida” och ”en insidesadress” – vilka IP-adresser är det den regeln gäller? Vilka delar av regeln gäller ”Stateful packetfilter”? O</text:span><text:span text:style-name="ui-provider">ch vilka gäller ”Application level proxy”.</text:span></text:p>
      <text:p text:style-name="Normal"/>
      <text:p text:style-name="Normal"/>
      <text:p text:style-name="Normal"/>
      <text:p text:style-name="Normal"/>
      <text:p text:style-name="Normal"><text:span text:style-name="ui-provider">--</text:span></text:p>
      <text:p text:style-name="Normal"/>
      <text:p text:style-name="Normal"><text:span text:style-name="T11">Uppgift 4:</text:span></text:p>
      <text:p text:style-name="Normal"><text:span text:style-name="ui-provider">Titta på ”Security profiles” och kolla på ”Webfilter”. Klicka upp profilen ”default”.</text:span></text:p>
      <text:p text:style-name="Normal"><text:span text:style-name="ui-provider">Vilka olika kategorier kan man sortera på under ”categories”?<text:s/></text:span></text:p>
      <text:p text:style-name="Normal"><text:span text:style-name="ui-provider">Kategorierna finns ”unrated” – varför<text:s/></text:span><text:span text:style-name="ui-provider">finns den?</text:span></text:p>
      <text:p text:style-name="Normal"/>
      <text:p text:style-name="Normal"><text:span text:style-name="ui-provider">--</text:span></text:p>
      <text:p text:style-name="Normal"/>
      <text:p text:style-name="Normal"><text:span text:style-name="T12">Uppgift 5:</text:span></text:p>
      <text:p text:style-name="Normal"><text:span text:style-name="ui-provider">Klicka in på ”IPS Signatures”</text:span></text:p>
      <text:p text:style-name="Normal"><text:span text:style-name="ui-provider">Hur många attacksignaturer finns totalt? Och hur många av dessa är ”informational” – d.v.s. ”inte så viktiga?</text:span></text:p>
      <text:p text:style-name="Normal"/>
      <text:p text:style-name="Normal"><text:span text:style-name="ui-provider">--</text:span></text:p>
      <text:p text:style-name="Normal"><text:span text:style-name="T13">Uppgift 6:</text:span></text:p>
      <text:p text:style-name="Normal"><text:span text:style-name="ui-provider">Gå in under ”VPN” och klicka på ”IPsec-tunnels”.</text:span></text:p>
      <text:p text:style-name="Normal"><text:span text:style-name="ui-provider">Kontrollera tunneln ”Demo</text:span><text:span text:style-name="ui-provider">testarprov”.</text:span></text:p>
      <text:p text:style-name="Normal"><text:span text:style-name="ui-provider">Vilken IP-adress är ”remote gateway” eller ”remote peer” i tunneln?</text:span></text:p>
      <text:p text:style-name="Normal"><text:span text:style-name="ui-provider">Vilken autenticeringsmetod används, och vilket protokoll används?</text:span></text:p>
      <text:p text:style-name="Normal"><text:span text:style-name="ui-provider">Vilket är det första ”förslag” som vår brandvägg kommer att erbjuda för ”fas 1”-tunnel? Och vilken metod anvä</text:span><text:span text:style-name="ui-provider">nds för nyckelhanteringen?</text:span></text:p>
      <text:p text:style-name="Normal"/>
      <text:p text:style-name="Normal"><text:span text:style-name="ui-provider">--</text:span>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ui-provider" style:display-name="ui-provider" style:family="text" style:parent-style-name="Standardstycketeckensnitt"/>
    <style:style style:name="Hyperlänk" style:display-name="Hyperlänk" style:family="text" style:parent-style-name="Standardstycketeckensnit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löstomnämnande" style:display-name="Olöst omnämnande" style:family="text" style:parent-style-name="Standardstycketeckensnitt">
      <style:text-properties fo:color="#605E5C" fo:background-color="#E1DFDD"/>
    </style:style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sv" style:country-asian="SE" fo:hyphenate="false"/>
    </style:style>
    <style:style style:name="Rubrik1Char" style:display-name="Rubrik 1 Char" style:family="text" style:parent-style-name="Standardstycketeckensnit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sper Värn</meta:initial-creator>
    <dc:creator>Jesper Värn</dc:creator>
    <meta:creation-date>2023-05-22T12:16:00Z</meta:creation-date>
    <dc:date>2023-05-22T12:16:00Z</dc:date>
    <meta:template xlink:href="Normal" xlink:type="simple"/>
    <meta:editing-cycles>2</meta:editing-cycles>
    <meta:editing-duration>PT300S</meta:editing-duration>
    <meta:document-statistic meta:page-count="3" meta:paragraph-count="4" meta:word-count="390" meta:character-count="2456" meta:row-count="17" meta:non-whitespace-character-count="2070"/>
  </office:meta>
</office:document-meta>
</file>